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286cm" fo:margin-left="-0.191cm" fo:margin-top="0cm" fo:margin-bottom="0cm" table:align="left" style:writing-mode="page"/>
    </style:style>
    <style:style style:name="Tabela1.A" style:family="table-column">
      <style:table-column-properties style:column-width="8.643cm"/>
    </style:style>
    <style:style style:name="Tabela1.B" style:family="table-column">
      <style:table-column-properties style:column-width="8.6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af1fb" fo:padding-left="0.191cm" fo:padding-right="0.191cm" fo:padding-top="0cm" fo:padding-bottom="0cm" fo:border="0.5pt solid #d9e2f3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e2f3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e2f3"/>
    </style:style>
    <style:style style:name="Tabela1.B3" style:family="table-cell">
      <style:table-cell-properties style:vertical-align="middle" fo:padding-left="0.191cm" fo:padding-right="0.191cm" fo:padding-top="0cm" fo:padding-bottom="0cm" fo:border="0.5pt solid #d9e2f3"/>
    </style:style>
    <style:style style:name="Tabela1.B4" style:family="table-cell">
      <style:table-cell-properties style:vertical-align="middle" fo:padding-left="0.191cm" fo:padding-right="0.191cm" fo:padding-top="0cm" fo:padding-bottom="0cm" fo:border="0.5pt solid #d9e2f3"/>
    </style:style>
    <style:style style:name="P1" style:family="paragraph" style:parent-style-name="List_20_Bullet" style:list-style-name="WWNum1">
      <style:paragraph-properties fo:margin-left="0.45cm" fo:margin-right="0cm" fo:margin-top="0cm" fo:margin-bottom="0.078cm" style:contextual-spacing="true" fo:line-height="103%" fo:text-indent="-0.199cm" style:auto-text-indent="false"/>
      <style:text-properties style:font-name="Arial" fo:language="zxx" fo:country="none" style:language-asian="zxx" style:country-asian="none" style:language-complex="zxx" style:country-complex="none"/>
    </style:style>
    <style:style style:name="P2" style:family="paragraph" style:parent-style-name="List_20_Bullet" style:list-style-name="WWNum1">
      <style:paragraph-properties fo:margin-left="0.45cm" fo:margin-right="0cm" fo:margin-top="0cm" fo:margin-bottom="0.078cm" style:contextual-spacing="true" fo:line-height="103%" fo:text-indent="-0.199cm" style:auto-text-indent="false"/>
      <style:text-properties style:font-name="Arial" fo:language="zxx" fo:country="none" officeooo:paragraph-rsid="000b3796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.071cm" style:contextual-spacing="false"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top="0.282cm" fo:margin-bottom="0.106cm" style:contextual-spacing="false" fo:padding-left="0cm" fo:padding-right="0cm" fo:padding-top="0cm" fo:padding-bottom="0.106cm" fo:border-left="none" fo:border-right="none" fo:border-top="none" fo:border-bottom="0.99pt solid #1f4e9d"/>
      <style:text-properties style:font-name="Arial"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106cm" style:contextual-spacing="false" fo:line-height="105%"/>
      <style:text-properties style:font-name="Arial"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.078cm" style:contextual-spacing="false" fo:line-height="103%"/>
      <style:text-properties style:font-name="Arial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style:font-name="Arial"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.071cm" style:contextual-spacing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.282cm" fo:margin-bottom="0.106cm" style:contextual-spacing="false" fo:padding-left="0cm" fo:padding-right="0cm" fo:padding-top="0cm" fo:padding-bottom="0.106cm" fo:border-left="none" fo:border-right="none" fo:border-top="none" fo:border-bottom="0.99pt solid #1f4e9d"/>
      <style:text-properties style:font-name="Arial" fo:language="zxx" fo:country="none" officeooo:paragraph-rsid="000b3796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.071cm" style:contextual-spacing="false"/>
      <style:text-properties style:font-name="Arial" fo:language="zxx" fo:country="none" officeooo:paragraph-rsid="000b3796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.282cm" fo:margin-bottom="0.106cm" style:contextual-spacing="false" fo:padding-left="0cm" fo:padding-right="0cm" fo:padding-top="0cm" fo:padding-bottom="0.106cm" fo:border-left="none" fo:border-right="none" fo:border-top="none" fo:border-bottom="0.99pt solid #1f4e9d"/>
      <style:text-properties officeooo:paragraph-rsid="000b3796"/>
    </style:style>
    <style:style style:name="T1" style:family="text">
      <style:text-properties fo:color="#1f4e9d" loext:opacity="100%" style:font-name="Aptos" fo:font-size="19pt" fo:font-weight="bold" style:font-name-asian="Aptos1" style:font-size-asian="19pt" style:font-weight-asian="bold"/>
    </style:style>
    <style:style style:name="T2" style:family="text">
      <style:text-properties fo:color="#1f4e9d" loext:opacity="100%" style:font-name="Aptos" fo:font-size="10.5pt" fo:font-weight="bold" style:font-name-asian="Aptos1" style:font-size-asian="10.5pt" style:font-weight-asian="bold"/>
    </style:style>
    <style:style style:name="T3" style:family="text">
      <style:text-properties fo:color="#1f4e9d" loext:opacity="100%" style:font-name="Aptos" fo:font-size="8.5pt" fo:font-weight="bold" style:font-name-asian="Aptos1" style:font-size-asian="8.5pt" style:font-weight-asian="bold"/>
    </style:style>
    <style:style style:name="T4" style:family="text">
      <style:text-properties fo:color="#1f4e9d" loext:opacity="100%" fo:font-size="19pt" fo:font-weight="bold" style:font-name-asian="Aptos1" style:font-size-asian="19pt" style:font-weight-asian="bold"/>
    </style:style>
    <style:style style:name="T5" style:family="text">
      <style:text-properties fo:color="#1f4e9d" loext:opacity="100%" fo:font-size="10.5pt" fo:font-weight="bold" style:font-name-asian="Aptos1" style:font-size-asian="10.5pt" style:font-weight-asian="bold"/>
    </style:style>
    <style:style style:name="T6" style:family="text">
      <style:text-properties fo:color="#1f4e9d" loext:opacity="100%" fo:font-size="8.5pt" fo:font-weight="bold" style:font-name-asian="Aptos1" style:font-size-asian="8.5pt" style:font-weight-asian="bold"/>
    </style:style>
    <style:style style:name="T7" style:family="text">
      <style:text-properties fo:color="#1f4e9d" loext:opacity="100%" style:font-name="Arial" fo:font-size="10.5pt" fo:language="zxx" fo:country="none" fo:font-weight="bold" style:font-name-asian="Aptos1" style:font-size-asian="10.5pt" style:language-asian="zxx" style:country-asian="none" style:font-weight-asian="bold" style:language-complex="zxx" style:country-complex="none"/>
    </style:style>
    <style:style style:name="T8" style:family="text">
      <style:text-properties fo:color="#585858" loext:opacity="100%" style:font-name="Aptos" fo:font-size="8.5pt" fo:font-weight="normal" style:font-name-asian="Aptos1" style:font-size-asian="8.5pt" style:font-weight-asian="normal"/>
    </style:style>
    <style:style style:name="T9" style:family="text">
      <style:text-properties fo:color="#585858" loext:opacity="100%" fo:font-size="8.5pt" fo:font-weight="normal" style:font-name-asian="Aptos1" style:font-size-asian="8.5pt" style:font-weight-asian="normal"/>
    </style:style>
    <style:style style:name="T10" style:family="text">
      <style:text-properties fo:color="#232323" loext:opacity="100%" style:font-name="Aptos" fo:font-size="9pt" fo:font-weight="normal" style:font-name-asian="Aptos1" style:font-size-asian="9pt" style:font-weight-asian="normal"/>
    </style:style>
    <style:style style:name="T11" style:family="text">
      <style:text-properties fo:color="#232323" loext:opacity="100%" style:font-name="Aptos" fo:font-size="9pt" style:font-name-asian="Aptos1" style:font-size-asian="9pt"/>
    </style:style>
    <style:style style:name="T12" style:family="text">
      <style:text-properties fo:color="#232323" loext:opacity="100%" style:font-name="Aptos" fo:font-size="9pt" fo:font-weight="bold" style:font-name-asian="Aptos1" style:font-size-asian="9pt" style:font-weight-asian="bold"/>
    </style:style>
    <style:style style:name="T13" style:family="text">
      <style:text-properties fo:color="#232323" loext:opacity="100%" style:font-name="Aptos" fo:font-size="9.5pt" fo:font-weight="bold" style:font-name-asian="Aptos1" style:font-size-asian="9.5pt" style:font-weight-asian="bold"/>
    </style:style>
    <style:style style:name="T14" style:family="text">
      <style:text-properties fo:color="#232323" loext:opacity="100%" style:font-name="Aptos" fo:font-size="8.5pt" fo:font-weight="normal" style:font-name-asian="Aptos1" style:font-size-asian="8.5pt" style:font-weight-asian="normal"/>
    </style:style>
    <style:style style:name="T15" style:family="text">
      <style:text-properties fo:color="#232323" loext:opacity="100%" fo:font-size="9pt" fo:font-weight="normal" style:font-name-asian="Aptos1" style:font-size-asian="9pt" style:font-weight-asian="normal"/>
    </style:style>
    <style:style style:name="T16" style:family="text">
      <style:text-properties fo:color="#232323" loext:opacity="100%" fo:font-size="9pt" style:font-name-asian="Aptos1" style:font-size-asian="9pt"/>
    </style:style>
    <style:style style:name="T17" style:family="text">
      <style:text-properties fo:color="#232323" loext:opacity="100%" fo:font-size="9pt" fo:font-weight="bold" style:font-name-asian="Aptos1" style:font-size-asian="9pt" style:font-weight-asian="bold"/>
    </style:style>
    <style:style style:name="T18" style:family="text">
      <style:text-properties fo:color="#232323" loext:opacity="100%" fo:font-size="9.5pt" fo:font-weight="bold" style:font-name-asian="Aptos1" style:font-size-asian="9.5pt" style:font-weight-asian="bold"/>
    </style:style>
    <style:style style:name="T19" style:family="text">
      <style:text-properties fo:color="#232323" loext:opacity="100%" fo:font-size="8.5pt" fo:font-weight="normal" style:font-name-asian="Aptos1" style:font-size-asian="8.5pt" style:font-weight-asian="normal"/>
    </style:style>
    <style:style style:name="T20" style:family="text">
      <style:text-properties fo:color="#232323" loext:opacity="100%" style:font-name="Arial" fo:font-size="9pt" fo:language="zxx" fo:country="none" fo:font-weight="normal" style:font-name-asian="Aptos1" style:font-size-asian="9pt" style:language-asian="zxx" style:country-asian="none" style:font-weight-asian="normal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HIAGO LOPES</text:span></text:p>
      <text:p text:style-name="P4"><text:span text:style-name="T9">Natal/RN | thiagoviniciusc33@gmail.com | (84) 98633-8368 | github.com/thiagoclopes | linkedin.com/in/thiago-c-lopes</text:span></text:p>
      <text:p text:style-name="P5"><text:span text:style-name="T5">PERFIL PROFISSIONAL</text:span></text:p>
      <text:p text:style-name="P6"><text:span text:style-name="T15">Desenvolvedor web fullstack com formação em Ciência e Tecnologia pela UFRN e técnico em Informática pela EAJ/UFRN. Atuo no desenvolvimento de interfaces web e mobile com React, React Native, TypeScript e integração com APIs REST, com experiência acadêmica e prática em projetos que combinam frontend, backend, usabilidade e inteligência artificial aplicada. Tenho interesse em produtos digitais com propósito, colaboração em equipe, organização técnica e construção de soluções funcionais centradas no usuário.</text:span></text:p>
      <text:p text:style-name="P5"><text:span text:style-name="T5">EXPERIÊNCIA PROFISSIONAL</text:span></text:p>
      <text:p text:style-name="P7"><text:span text:style-name="T18">Bolsista de Desenvolvimento de Software | Projeto da UFRN em parceria com a JFRN | 6 meses</text:span></text:p>
      <text:list xml:id="list1565840785" text:style-name="WWNum1">
        <text:list-item>
          <text:p text:style-name="P1"><text:span text:style-name="T15">Atuação em projeto institucional desenvolvido pela UFRN em parceria com a Justiça Federal do Rio Grande do Norte, contribuindo com desenvolvimento de soluções digitais e evolução de interfaces.</text:span></text:p>
        </text:list-item>
        <text:list-item>
          <text:p text:style-name="P1"><text:span text:style-name="T15">Participação em rotinas de implementação, ajustes de usabilidade, integração técnica e colaboração com equipe, com foco em entregas funcionais e organização do código.</text:span></text:p>
        </text:list-item>
        <text:list-item>
          <text:p text:style-name="P1"><text:span text:style-name="T16">Participação em rotinas ágeis com Scrum, incluindo acompanhamento de tarefas, alinhamentos com a equipe, organização de demandas e comunicação com coordenadores e usuários envolvidos no projeto.</text:span></text:p>
        </text:list-item>
      </text:list>
      <text:p text:style-name="P5"><text:span text:style-name="T5">COMPETÊNCIAS ALINHADAS À VAG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<text:span text:style-name="T6">Frontend</text:span></text:p>
          </table:table-cell>
          <table:table-cell table:style-name="Tabela1.B1" office:value-type="string">
            <text:p text:style-name="P8"><text:span text:style-name="T19">React, React Native, TypeScript, JavaScript, HTML, CSS, TailwindCSS, Material UI, Shadcn/UI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Backend e APIs</text:span></text:p>
          </table:table-cell>
          <table:table-cell table:style-name="Tabela1.B2" office:value-type="string">
            <text:p text:style-name="P8"><text:span text:style-name="T19">Java, Spring Boot, Node.js, Axios, consumo e integração com APIs REST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Produto e UX</text:span></text:p>
          </table:table-cell>
          <table:table-cell table:style-name="Tabela1.B3" office:value-type="string">
            <text:p text:style-name="P8"><text:span text:style-name="T19">Interfaces responsivas, fluxos de navegação, carrinho, pedidos, mapas, visualização de progresso e foco em usabilidade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Práticas técnicas</text:span></text:p>
          </table:table-cell>
          <table:table-cell table:style-name="Tabela1.B4" office:value-type="string">
            <text:p text:style-name="P8"><text:span text:style-name="T19">Git, organização de componentes, integração frontend-backend, atenção a performance, legibilidade e manutenção de código.</text:span></text:p>
          </table:table-cell>
        </table:table-row>
      </table:table>
      <text:p text:style-name="P5"><text:span text:style-name="T5">PROJETOS RELEVANTES</text:span></text:p>
      <text:p text:style-name="P9"><text:span text:style-name="T17">CampusEats | React Native, Expo, TypeScript, Java Spring Boot</text:span></text:p>
      <text:list xml:id="list230229693182034" text:continue-numbering="true" text:style-name="WWNum1">
        <text:list-item>
          <text:p text:style-name="P1"><text:span text:style-name="T15">Aplicativo mobile voltado à comunidade da UFRN para localização de vendedores de comida no campus, consulta de produtos e organização da jornada de pedido.</text:span></text:p>
        </text:list-item>
        <text:list-item>
          <text:p text:style-name="P1"><text:span text:style-name="T15">Desenvolvimento de interface mobile com mapa interativo, listagem de vendedores/produtos e integração com backend em Spring Boot.</text:span></text:p>
        </text:list-item>
        <text:list-item>
          <text:p text:style-name="P1"><text:span text:style-name="T15">Projeto com forte aderência a fluxos reais de produto: navegação, descoberta, catálogo, carrinho e acompanhamento de pedidos.</text:span></text:p>
        </text:list-item>
      </text:list>
      <text:p text:style-name="P9"><text:span text:style-name="T17">Guia do Atleta | React, TypeScript, IA</text:span></text:p>
      <text:list xml:id="list230229613228453" text:continue-numbering="true" text:style-name="WWNum1">
        <text:list-item>
          <text:p text:style-name="P1"><text:span text:style-name="T15">Plataforma web para atletas com geração de treinos e dietas personalizados por inteligência artificial.</text:span></text:p>
        </text:list-item>
        <text:list-item>
          <text:p text:style-name="P1"><text:span text:style-name="T15">Implementação de interfaces para coleta de perfil, visualização de progresso, recomendações e apresentação de planos personalizados.</text:span></text:p>
        </text:list-item>
      </text:list>
      <text:p text:style-name="P9"><text:span text:style-name="T17">Controle Inteligente de Braço Robótico | Visão Computacional, Machine Learning</text:span></text:p>
      <text:list xml:id="list230229084707531" text:continue-numbering="true" text:style-name="WWNum1">
        <text:list-item>
          <text:p text:style-name="P2"><text:span text:style-name="T15">Projeto de iniciação científica em inteligência artificial aplicada, com foco em controle inteligente baseado em visão computacional.</text:span></text:p>
        </text:list-item>
      </text:list>
      <text:section text:style-name="Sect1" text:name="TextSection">
        <text:p text:style-name="P12"><text:span text:style-name="T7">FORMAÇÃO</text:span></text:p>
        <text:p text:style-name="P9"><text:span text:style-name="T17">Universidade Federal do Rio Grande do Norte (UFRN)</text:span><text:span text:style-name="T15"> | Bacharel em Ciência e Tecnologia | Concluído</text:span></text:p>
        <text:list xml:id="list230229004969484" text:continue-numbering="true" text:style-name="WWNum1">
          <text:list-item>
            <text:p text:style-name="P1"><text:span text:style-name="T15">Formação multidisciplinar com base em computação, tecnologia, engenharia, resolução de problemas e desenvolvimento de projetos aplicados.</text:span></text:p>
          </text:list-item>
        </text:list>
        <text:p text:style-name="P9"><text:span text:style-name="T17">Escola Agrícola de Jundiaí (EAJ/UFRN)</text:span><text:span text:style-name="T15"> | Técnico em Informática | 2018-2020</text:span></text:p>
        <text:list xml:id="list230229793060474" text:continue-numbering="true" text:style-name="WWNum1">
          <text:list-item>
            <text:p text:style-name="P1"><text:span text:style-name="T15">Pesquisa com Support Vector Machine (SVM), visão computacional e aprendizado de máquina para classificação de vítimas na Olimpíada Brasileira de Robótica.</text:span></text:p>
          </text:list-item>
        </text:list>
        <text:p text:style-name="P5"><text:span text:style-name="T5">INFORMAÇÕES ADICIONAIS</text:span></text:p>
        <text:list xml:id="list230228952497813" text:continue-numbering="true" text:style-name="WWNum1">
          <text:list-item>
            <text:p text:style-name="P1"><text:span text:style-name="T15">Idiomas: Português nativo; inglês básico.</text:span></text:p>
          </text:list-item>
          <text:list-item>
            <text:p text:style-name="P1"><text:span text:style-name="T15">Disponibilidade e interesse em atuação presencial/híbrida em Natal/RN.</text:span></text:p>
          </text:list-item>
          <text:list-item>
            <text:p text:style-name="P1"><text:span text:style-name="T15">Portfolio com projetos em React, React Native, TypeScript, Java Spring Boot e interfaces centradas no usuário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Aptos" fo:font-family="Aptos" style:font-family-generic="roman" style:font-pitch="variable" fo:font-size="9pt" style:font-name-asian="Aptos1" style:font-family-asian="Aptos" style:font-family-generic-asian="system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51cm" fo:margin-bottom="1.101cm" fo:margin-left="1.349cm" fo:margin-right="1.3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5-13T23:02:27.520000000</dc:date>
    <meta:editing-duration>PT4M42S</meta:editing-duration>
    <meta:generator>LibreOffice/7.5.3.2$Windows_X86_64 LibreOffice_project/9f56dff12ba03b9acd7730a5a481eea045e468f3</meta:generator>
    <meta:document-statistic meta:table-count="1" meta:image-count="0" meta:object-count="0" meta:page-count="1" meta:paragraph-count="37" meta:word-count="488" meta:character-count="3506" meta:non-whitespace-character-count="3069"/>
    <meta:user-defined meta:name="AppVersion">14.0000</meta:user-defined>
    <meta:template xlink:type="simple" xlink:actuate="onRequest" xlink:title="Normal.dotm" xlink:href=""/>
  </office:meta>
</office:document-meta>
</file>